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Pictures/2000005A0000697B00004F1DA703224E.wmf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7cm" svg:height="5.15cm" svg:x="-1.517cm" svg:y="-0.176cm">
          <draw:image xlink:href="Pictures/2000005A0000697B00004F1DA703224E.wm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